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1E00000085FCB219985A36F85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auto-grow-width="true" fo:min-height="0.719cm" fo:min-width="0.447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6fb544" draw:marker-start="Arrow_20_concave" draw:marker-start-width="0.18cm" draw:marker-start-center="false" draw:marker-end="Arrow_20_concave" draw:marker-end-width="0.18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auto-grow-width="true" fo:min-height="0.527cm" fo:min-width="0.448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ad649a" draw:marker-start="Arrow_20_concave" draw:marker-start-width="0.18cm" draw:marker-start-center="false" draw:marker-end="Arrow_20_concave" draw:marker-end-width="0.18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6fb544" style:text-outline="false" style:text-line-through-style="none" style:text-line-through-type="none" style:font-name="Bitstream Vera Sans" fo:font-size="9pt" fo:font-style="normal" fo:text-shadow="none" style:text-underline-style="none" fo:font-weight="bold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ad649a" style:text-outline="false" style:text-line-through-style="none" style:text-line-through-type="none" style:font-name="Bitstream Vera Sans" fo:font-size="9pt" fo:font-style="normal" fo:text-shadow="none" style:text-underline-style="none" fo:font-weight="bold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fo:color="#6fb544" style:text-outline="false" style:text-line-through-style="none" style:text-line-through-type="none" style:font-name="Bitstream Vera Sans" fo:font-size="9pt" fo:font-style="normal" fo:text-shadow="none" style:text-underline-style="none" fo:font-weight="bold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" style:family="text">
      <style:text-properties fo:color="#ad649a" style:text-outline="false" style:text-line-through-style="none" style:text-line-through-type="none" style:font-name="Bitstream Vera Sans" fo:font-size="9pt" fo:font-style="normal" fo:text-shadow="none" style:text-underline-style="none" fo:font-weight="bold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5.674cm" svg:height="2.638cm" svg:x="7.848cm" svg:y="13.64cm">
            <draw:image xlink:href="Pictures/100000000000011E00000085FCB219985A36F854.png" xlink:type="simple" xlink:show="embed" xlink:actuate="onLoad">
              <text:p/>
            </draw:image>
          </draw:frame>
          <draw:g>
            <draw:frame draw:style-name="gr2" draw:text-style-name="P3" draw:layer="layout" svg:width="0.947cm" svg:height="0.969cm" svg:x="10.28cm" svg:y="16.36cm">
              <draw:text-box>
                <text:p text:style-name="P2"><text:span text:style-name="T1">d</text:span></text:p>
              </draw:text-box>
            </draw:frame>
            <draw:line draw:style-name="gr3" draw:text-style-name="P4" draw:layer="layout" svg:x1="7.704cm" svg:y1="16.313cm" svg:x2="13.546cm" svg:y2="16.313cm">
              <text:p/>
            </draw:line>
          </draw:g>
          <draw:g>
            <draw:frame draw:style-name="gr4" draw:text-style-name="P5" draw:layer="layout" svg:width="0.948cm" svg:height="0.777cm" svg:x="13.519cm" svg:y="14.767cm">
              <draw:text-box>
                <text:p text:style-name="P2"><text:span text:style-name="T2">D</text:span></text:p>
              </draw:text-box>
            </draw:frame>
            <draw:line draw:style-name="gr5" draw:text-style-name="P4" draw:layer="layout" svg:x1="13.602cm" svg:y1="16.358cm" svg:x2="13.602cm" svg:y2="13.619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1:14:02.939731286</meta:creation-date>
    <dc:date>2018-03-22T11:15:35.041484823</dc:date>
    <meta:editing-duration>PT1M32S</meta:editing-duration>
    <meta:editing-cycles>1</meta:editing-cycles>
    <meta:document-statistic meta:object-count="8"/>
    <meta:generator>LibreOffice/6.0.0.3$MacOSX_X86_64 LibreOffice_project/64a0f66915f38c6217de274f0aa8e15618924765</meta:generator>
  </office:meta>
</office:document-meta>
</file>